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center" style:justify-single-word="false"/>
      <style:text-properties style:font-name="Liberation Serif" fo:font-size="15pt" style:text-underline-style="solid" style:text-underline-width="auto" style:text-underline-color="font-color" style:font-size-asian="13.1000003814697pt" style:font-size-complex="15pt"/>
    </style:style>
    <style:style style:name="P2" style:family="paragraph" style:parent-style-name="Preformatted_20_Text">
      <style:paragraph-properties fo:text-align="start" style:justify-single-word="false"/>
      <style:text-properties style:font-name="Liberation Serif" fo:font-size="15pt" style:text-underline-style="solid" style:text-underline-width="auto" style:text-underline-color="font-color" style:font-size-asian="13.1000003814697pt" style:font-size-complex="15pt"/>
    </style:style>
    <style:style style:name="P3" style:family="paragraph" style:parent-style-name="Preformatted_20_Text">
      <style:paragraph-properties fo:text-align="start" style:justify-single-word="false"/>
      <style:text-properties style:font-name="Liberation Serif" fo:font-size="15pt" style:text-underline-style="solid" style:text-underline-width="auto" style:text-underline-color="font-color" style:font-size-asian="13.1000003814697pt" style:font-size-complex="15pt"/>
    </style:style>
    <style:style style:name="P4" style:family="paragraph" style:parent-style-name="Text_20_body" style:list-style-name="L1"/>
    <style:style style:name="P5" style:family="paragraph" style:parent-style-name="Text_20_body" style:list-style-name="L1">
      <style:paragraph-properties fo:margin-left="0cm" fo:margin-right="0cm" fo:text-indent="0cm" style:auto-text-indent="false"/>
    </style:style>
    <style:style style:name="P6" style:family="paragraph" style:parent-style-name="Text_20_body" style:list-style-name="L1">
      <style:paragraph-properties fo:margin-left="0cm" fo:margin-right="0cm" fo:text-indent="0cm" style:auto-text-indent="false"/>
      <style:text-properties officeooo:paragraph-rsid="001146c4"/>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text-align="start" style:justify-single-word="false"/>
      <style:text-properties style:font-name="Liberation Serif" fo:font-size="12pt" style:text-underline-style="solid" style:text-underline-width="auto" style:text-underline-color="font-color" style:font-size-asian="12pt" style:font-size-complex="12pt"/>
    </style:style>
    <style:style style:name="T1" style:family="text">
      <style:text-properties style:text-underline-style="solid" style:text-underline-width="auto" style:text-underline-color="font-color"/>
    </style:style>
    <style:style style:name="T2" style:family="text">
      <style:text-properties fo:font-size="15pt" style:text-underline-style="solid" style:text-underline-width="auto" style:text-underline-color="font-color" style:font-size-asian="15pt" style:font-size-complex="15pt"/>
    </style:style>
    <style:style style:name="T3"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Performance des Applications Logicielles</text:span></text:h>
      <text:p text:style-name="Text_20_body"><text:span text:style-name="Strong_20_Emphasis"><text:span text:style-name="T2">Présentation :</text:span></text:span><text:line-break/>La performance des applications logicielles est un aspect critique de l'expérience utilisateur et de la satisfaction client. Elle se réfère à la rapidité, la réactivité, et la stabilité d'une application. Une application performante doit répondre rapidement aux requêtes des utilisateurs, gérer efficacement les ressources système, et fonctionner de manière fluide même sous charge élevée. L'analyse des performances permet d'identifier les goulots d'étranglement, les bugs, et les inefficacités dans le code ou l'infrastructure.</text:p>
      <text:p text:style-name="Text_20_body"><text:span text:style-name="Strong_20_Emphasis"><text:span text:style-name="T2">Problématique :</text:span></text:span><text:line-break/>Comment mesurer et améliorer la performance des applications logicielles pour garantir une expérience utilisateur optimale ? Quels sont les outils et les méthodologies les plus adaptés pour diagnostiquer les problèmes de performance ? Comment anticiper les problèmes de performance dans des environnements complexes et scalables ?</text:p>
      <text:p text:style-name="P2"/>
      <text:p text:style-name="P8">Supposons que nous avons les temps de réponse (en ms) d'une application : [50, 55, 60, 65, 70].</text:p>
      <text:list text:style-name="L1">
        <text:list-item>
          <text:p text:style-name="P4"><text:span text:style-name="Strong_20_Emphasis">Moyenne</text:span> :</text:p>
          <text:p text:style-name="P5">Moyenne=550+55+60+65+70​=5300​=60</text:p>
          <text:p text:style-name="P4">La moyenne est de 60 ms.</text:p>
        </text:list-item>
        <text:list-item>
          <text:p text:style-name="P4"><text:span text:style-name="Strong_20_Emphasis">Médiane</text:span> :<text:line-break/>Données triées : [50, 55, 60, 65, 70].<text:line-break/>La médiane est la 3ème valeur : 60 ms.</text:p>
        </text:list-item>
        <text:list-item>
          <text:p text:style-name="P4"><text:span text:style-name="Strong_20_Emphasis">Écart-type</text:span> :</text:p>
          <text:p text:style-name="P6"><text:span text:style-name="Strong_20_Emphasis"><text:span text:style-name="T3">É</text:span></text:span>cart-type=5(50−60)2+(55−60)2+(60−60)2+(65−60)2+(70−60)2​</text:p>
        </text:list-item>
      </text:list>
      <text:p text:style-name="P7">​=5100+25+0+25+100​​=5250​​=50​≈7.07</text:p>
      <text:p text:style-name="Text_20_body">L'écart-type est d'environ 7,07 ms.</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12T17:50:24.465238660</dc:date>
    <meta:editing-duration>PT25M54S</meta:editing-duration>
    <meta:editing-cycles>2</meta:editing-cycles>
    <meta:generator>LibreOffice/24.2.7.2$Linux_X86_64 LibreOffice_project/420$Build-2</meta:generator>
    <meta:document-statistic meta:table-count="0" meta:image-count="0" meta:object-count="0" meta:page-count="1" meta:paragraph-count="12" meta:word-count="187" meta:character-count="1324" meta:non-whitespace-character-count="1125"/>
  </office:meta>
</office:document-meta>
</file>